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s.registerInstance( Felix framework , BundleContext context , boolean en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RLHandlers.createURLStreamHandler( String protoco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URLHandlers.URL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Handlers.createContentHandler( String mime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RLHandlers.unregisterInstance( Felix framewor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Handlers.getFrameworkFromCont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